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4.9mm"/>
    </style:style>
    <style:style style:name="co3" style:family="table-column">
      <style:table-column-properties fo:break-before="auto" style:column-width="68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Level</text:p>
          </table:table-cell>
          <table:table-cell table:style-name="Default"/>
          <table:table-cell table:style-name="ce2" office:value-type="string" calcext:value-type="string">
            <text:p>Solution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vvvvv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lt;&lt;vvvvv&gt;&gt;v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&gt;&gt;&gt;vvvv&lt;&lt;&lt;&lt;v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lt;&lt;vv&gt;&gt;vvvv&lt;v&gt;&gt;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&gt;&gt;&gt;vvvv&lt;v&lt;vvv&lt;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&gt;&gt;vv&gt;&gt;vvvv&l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lt;&lt;&lt;&gt;&gt;vv&lt;v&gt;&gt;v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v&lt;&lt;v&gt;&gt;vvv&gt;&gt;vv&lt;&l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lt;v&gt;vvvv&lt;v&gt;v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&lt;v&gt;v&gt;&gt;&gt;v&gt;vv&lt;&lt;v&lt;&lt;&lt;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vv&lt;v&lt;&lt;vv&gt;&gt;&gt;vvvv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v&lt;&lt;v&gt;v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&lt;v&lt;vv&gt;v&gt;&gt;vv&gt;&gt;vvv&lt;&l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&gt;&gt;vv&lt;&lt;&lt;&lt;v&gt;vvv&l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lt;&lt;&lt;v&lt;&gt;v&gt;&gt;&gt;v&lt;&lt;&lt;&lt;vv&gt;&gt;v&gt;&gt;&gt;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&lt;&lt;&lt;&gt;v&lt;&lt;&gt;&gt;v&lt;&lt;v&lt;v&gt;v&gt;&gt;vv&lt;v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&lt;&lt;vvvv&lt;&lt;&lt;&gt;&gt;&gt;&gt;&lt;vv&lt;&lt;vvv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&gt;&gt;vv&gt;vv&lt;&lt;vvv&gt;&lt;&lt;&lt;v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&gt;&gt;&gt;&gt;&gt;vv&gt;&lt;&lt;&lt;vv&lt;&lt;vvv&gt;&gt;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vv&gt;vv&lt;&lt;vvvv&gt;&gt;v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&gt;&gt;v&lt;vv&lt;v&lt;&lt;vv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&gt;&gt;&gt;&gt;&gt;vvv&lt;vv&lt;v&gt;&gt;v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&lt;&lt;&lt;&gt;v&lt;&lt;&gt;&gt;v&gt;&gt;vv&lt;&lt;&lt;&lt;v&gt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&lt;v&gt;&gt;v&lt;vv&lt;&lt;&gt;&gt;v&gt;vv&gt;&gt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&lt;&lt;&lt;&lt;&lt;v&gt;&gt;&gt;&gt;&gt;v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&gt;&gt;vvv&lt;vv&lt;v&gt;vvvv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&lt;&lt;&lt;v&gt;&gt;&gt;&gt;vvvvvvv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&gt;&gt;&gt;&gt;&lt;&lt;&lt;vv&gt;vvv&gt;v&gt;&gt;&lt;&lt;&lt;&lt;&lt;vv&gt;&gt;&gt;&gt;&gt;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&lt;&lt;v&gt;&gt;&gt;&gt;vvvvvv&lt;&lt;&lt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v&gt;vv&lt;vv&gt;&gt;&lt;vv&lt;vv&gt;&gt;&gt;vv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&gt;&gt;vvv&lt;vv&gt;v&lt;vv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&gt;&gt;&gt;&gt;vv&lt;&lt;&lt;vv&gt;&gt;&gt;vv&gt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&gt;&gt;&gt;&gt;v&lt;&lt;&lt;&lt;&lt;&gt;v&lt;v&gt;v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&lt;v&lt;&lt;vvvvvv&gt;&gt;&gt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vvvv&gt;vv&lt;v&lt;&lt;vv&gt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&gt;&gt;&gt;&gt;&gt;&lt;vvvv&lt;vv&gt;&gt;&gt;v&lt;&lt;&lt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v&gt;vvvv&lt;vv&lt;&lt;&gt;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&gt;&gt;&gt;&gt;&lt;vv&lt;&lt;&lt;&lt;vv&gt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&gt;&gt;&lt;vvvvv&gt;vv&lt;&lt;&gt;&gt;vvv&gt;&gt;&gt;vv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&gt;&lt;&lt;&lt;&lt;&gt;v&gt;vvvv&lt;v&lt;vv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&gt;vv&gt;vvv&gt;vvvvv&lt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v&lt;v&lt;&lt;&gt;vv&gt;vv&gt;&gt;vv&lt;&lt;&lt;v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&lt;&lt;vv&lt;vv&lt;&lt;v&gt;vv&gt;&gt;vvvvv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&gt;&gt;&gt;&lt;v&lt;vvv&lt;&lt;v&lt;vvv&gt;&gt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&lt;&lt;vvvvv&gt;&gt;&gt;&lt;vv&lt;&lt;v&lt;&lt;v&gt;vv&lt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&gt;vvv&gt;&gt;v&gt;&gt;v&lt;&lt;&lt;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&lt;v&gt;&gt;v&lt;vv&gt;&gt;vv&lt;&lt;&lt;vv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vv&lt;vv&gt;&gt;&gt;vv&lt;v&gt;v&gt;v&gt;vv&lt;v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&gt;&gt;v&lt;v&lt;v&lt;&lt;vvv&gt;&gt;v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&gt;&gt;&gt;vv&lt;vv&gt;v&gt;v&gt;v&gt;vv&lt;&lt;&lt;&lt;v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&gt;&gt;&gt;&gt;vvv&gt;&lt;&lt;v&gt;&gt;vvv&lt;&lt;vvv&lt;v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&lt;vv&gt;vv&lt;&gt;&gt;&gt;&gt;vvv&lt;&lt;&lt;&lt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vv&gt;v&lt;vvvv&gt;v&lt;&lt;&lt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&lt;&lt;&lt;&gt;v&gt;vv&gt;&gt;v&gt;&gt;vv&lt;v&lt;v&lt;&lt;&lt;v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&gt;&gt;vv&lt;&lt;v&lt;vvvv&gt;v&gt;&gt;&gt;&gt;&lt;&lt;&lt;&lt;&lt;vv&gt;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&gt;&gt;&gt;&lt;vv&lt;v&lt;&lt;&gt;vvvv&gt;&gt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&lt;v&gt;v&gt;vvvv&gt;&gt;&gt;&gt;vv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&lt;&lt;&lt;&lt;&lt;&gt;vvv&gt;vvvv&gt;&gt;vv&gt;v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&lt;&lt;&gt;&lt;&lt;&lt;&lt;&gt;v&gt;vv&gt;v&gt;v&gt;vv&lt;vv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&gt;&gt;v&gt;v&lt;v&lt;&lt;vvv&gt;&gt;&gt;&gt;v&gt;v&lt;vv&gt;vv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&lt;&lt;vv&gt;v&gt;vvv&lt;v&lt;vvv&gt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&lt;&lt;&gt;vv&lt;&lt;vv&gt;&gt;&gt;vv&lt;&gt;&gt;&gt;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&gt;v&gt;v&gt;v&lt;&lt;&lt;v&lt;v&lt;&lt;vv&gt;&gt;vv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&gt;&gt;&gt;&gt;v&gt;&gt;v&gt;&gt;v&lt;&lt;&lt;v&lt;v&lt;&lt;&lt;&lt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&lt;&lt;vv&lt;&lt;&lt;vvvvv&gt;&gt;&gt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&lt;v&gt;vv&lt;&lt;&gt;&gt;&gt;&gt;vv&lt;&lt;v&lt;v&lt;&lt;v&gt;&gt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vvvvv&lt;vv&lt;&lt;&gt;&gt;&gt;v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&lt;&lt;&lt;&lt;&gt;vv&gt;v&gt;&gt;v&lt;v&lt;v&lt;vv&gt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&lt;&lt;vv&gt;v&gt;vvvv&gt;&gt;vv&lt;&lt;&lt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&gt;&gt;v&gt;v&lt;&lt;&gt;&gt;v&gt;v&lt;v&lt;v&lt;v&lt;v&lt;vv&gt;&gt;v&gt;&gt;&gt;&lt;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&gt;&gt;&gt;&gt;&gt;v&gt;v&lt;&lt;v&lt;&lt;v&lt;&lt;vv&gt;&gt;v&gt;&gt;&gt;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&lt;&lt;&lt;vv&gt;&gt;&gt;&gt;v&gt;vvvv&lt;&gt;&gt;&gt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&gt;&gt;&gt;&lt;&lt;v&gt;vv&lt;&lt;v&lt;vvv&gt;v&gt;&gt;v&gt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&lt;vvvvv&gt;&gt;vv&lt;vv&lt;&gt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&lt;vv&gt;vv&lt;vv&gt;vv&lt;v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vvv&lt;&gt;&gt;vvvvvvv&lt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&lt;&lt;vvvvv&gt;&gt;v&gt;v&gt;&gt;&gt;vv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&lt;v&gt;&gt;v&lt;&lt;&lt;vv&lt;&lt;v&gt;&gt;vv&lt;&lt;v&lt;&gt;&gt;&gt;v&gt;&gt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&gt;&lt;v&lt;&gt;v&lt;&lt;vvvv&lt;&lt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&gt;v&gt;v&lt;&lt;&lt;&lt;vvv&gt;vvvv&gt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vvvv&lt;vvvv&gt;&lt;&gt;&gt;vv&lt;vv&gt;&gt;&gt;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&gt;&gt;vv&gt;v&lt;&lt;v&lt;&lt;vv&gt;v&gt;&gt;&gt;v&gt;v&lt;&lt;vv&lt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&gt;v&lt;&lt;vvv&gt;&lt;v&gt;vvvvv&lt;v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&lt;v&lt;vv&lt;&lt;v&gt;&gt;vv&gt;vv&gt;&gt;v&gt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&lt;&lt;&lt;&gt;vv&gt;&gt;vvv&lt;v&lt;&lt;vv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&lt;&lt;v&gt;v&gt;&gt;vvv&lt;v&lt;&lt;v&gt;v&gt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&lt;&lt;&lt;&lt;&lt;&lt;&lt;&gt;&gt;&gt;&gt;&gt;v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&lt;vv&lt;v&gt;vvvv&gt;&lt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&gt;&gt;&gt;vv&gt;&gt;v&lt;&lt;&lt;vvvv&lt;&gt;vv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&gt;&gt;&gt;&gt;&gt;v&lt;&lt;&lt;vvv&gt;&gt;v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v&lt;&lt;&gt;vvvv&lt;v&gt;&gt;vv&lt;v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&lt;&lt;&gt;vv&gt;v&gt;&gt;&gt;vvv&lt;&lt;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&lt;&lt;&lt;&lt;&lt;vvvv&lt;vv&gt;&gt;&gt;&gt;&gt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&gt;vv&gt;v&gt;vv&lt;&lt;vv&lt;&lt;&lt;vv&gt;&gt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&gt;&gt;&lt;&lt;&lt;&lt;&lt;&gt;&gt;&gt;&gt;&gt;&gt;&gt;v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v&gt;&gt;&gt;&gt;&gt;vv&gt;&lt;vvvv&lt;v&lt;vv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&lt;&gt;&gt;v&gt;&gt;v&gt;&lt;&lt;v&lt;&lt;&lt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&lt;&lt;&lt;&lt;v&lt;&lt;v&lt;v&gt;&gt;v&gt;&gt;v&lt;&lt;&lt;&lt;v&lt;&lt;vvv&lt;&gt;&gt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&gt;v&gt;&gt;&lt;vvv&lt;vv&lt;&lt;v&gt;&gt;&gt;v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&gt;&gt;&gt;v&gt;&gt;&lt;vv&lt;v&lt;v&lt;vv&lt;&lt;&gt;&gt;v&gt;&gt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&lt;v&lt;v&lt;vvv&gt;vvv&gt;&lt;&lt;&lt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&gt;&gt;&gt;&gt;&lt;&lt;vvvv&lt;&lt;vvv&gt;&gt;&gt;vvv&lt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&gt;&gt;&gt;&gt;vvvvvvv&lt;&lt;vv&gt;&gt;&gt;&gt;vvvv&lt;&gt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&gt;&gt;&gt;&lt;&lt;v&gt;&gt;&gt;&gt;vvv&gt;vv&lt;vvv&gt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&lt;&lt;&lt;&gt;&gt;vv&lt;&gt;&lt;&lt;&gt;&gt;&gt;&gt;&gt;v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&lt;&lt;&lt;&lt;&gt;&gt;&gt;&gt;&lt;&lt;&lt;&lt;&gt;&gt;&gt;&gt;&gt;vv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&gt;&gt;&gt;&gt;vvvv&gt;vv&lt;v&lt;&lt;&lt;&lt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vvv&lt;&gt;vv&lt;&lt;&lt;vv&lt;&lt;vvv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&lt;&lt;vv&lt;&lt;v&lt;vv&gt;vvvv&lt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&gt;v&gt;v&lt;v&lt;v&lt;v&lt;vv&gt;&gt;vv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&gt;&gt;v&gt;&lt;vv&gt;&gt;&gt;&gt;v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vvv&gt;v&lt;vv&lt;vvvv&lt;&gt;&gt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&gt;v&lt;v&lt;&lt;&lt;&lt;&gt;v&gt;v&lt;vv&gt;&gt;v&gt;v&gt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&gt;v&gt;&gt;&gt;&gt;vvv&lt;v&lt;&lt;&lt;v&lt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&lt;&lt;&lt;&lt;&gt;vv&gt;&gt;v&gt;&gt;v&lt;&lt;&lt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&lt;&lt;&lt;&gt;vv&gt;&gt;&gt;vv&gt;vv&lt;&lt;&lt;v&lt;&lt;vv&gt;v&gt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v&lt;&lt;&lt;&gt;v&gt;&gt;&gt;&gt;v&lt;&lt;&lt;&lt;v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v&lt;&lt;&lt;vv&lt;vvvvv&gt;&gt;vv&gt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&gt;&gt;&gt;v&gt;v&lt;vv&lt;vvvv&gt;&lt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v&lt;v&gt;vv&lt;vvvv&lt;&lt;v&gt;&gt;&gt;v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00-00-00</text:date>, <text:time style:data-style-name="N2" text:time-value="00:25:31.222812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9T15:39:14</meta:creation-date>
    <dc:date>2018-07-07T01:56:55.292851835</dc:date>
    <meta:editing-duration>PT5H37M30S</meta:editing-duration>
    <meta:editing-cycles>26</meta:editing-cycles>
    <meta:generator>LibreOffice/6.0.5.2$MacOSX_X86_64 LibreOffice_project/54c8cbb85f300ac59db32fe8a675ff7683cd5a16</meta:gener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